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en" fo:country="US" style:font-size-asian="12pt" style:font-size-complex="12pt"/>
    </style:style>
    <style:style style:name="P2" style:family="paragraph" style:parent-style-name="Standard">
      <style:text-properties style:font-name="Times New Roman" fo:font-size="12pt" fo:language="en" fo:country="US" officeooo:rsid="000c09f6" officeooo:paragraph-rsid="000c09f6" style:font-size-asian="12pt" style:font-size-complex="12pt"/>
    </style:style>
    <style:style style:name="P3" style:family="paragraph" style:parent-style-name="Standard">
      <style:text-properties style:font-name="Times New Roman" fo:font-size="14pt" fo:language="en" fo:country="US" fo:font-weight="bold" officeooo:rsid="000c09f6" officeooo:paragraph-rsid="000c09f6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fo:language="en" fo:country="US" fo:font-weight="bold" officeooo:rsid="000c09f6" officeooo:paragraph-rsid="000d9927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ff0000" style:font-name="Times New Roman" fo:font-size="12pt" fo:language="en" fo:country="US" fo:font-weight="bold" officeooo:rsid="000ca3ba" officeooo:paragraph-rsid="000ca3ba" style:font-size-asian="12pt" style:font-weight-asian="bold" style:font-size-complex="12pt" style:font-weight-complex="bold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7" style:family="paragraph" style:parent-style-name="Standard">
      <style:text-properties style:font-name="Times New Roman" fo:font-size="12pt" fo:language="en" fo:country="US" officeooo:rsid="0010e30f" officeooo:paragraph-rsid="0010e30f" style:font-size-asian="12pt" style:font-size-complex="12pt"/>
    </style:style>
    <style:style style:name="P8" style:family="paragraph" style:parent-style-name="Standard">
      <style:text-properties style:font-name="Times New Roman" fo:font-size="12pt" fo:language="en" fo:country="US" officeooo:rsid="000c09f6" officeooo:paragraph-rsid="00132637" style:font-size-asian="12pt" style:font-size-complex="12pt"/>
    </style:style>
    <style:style style:name="P9" style:family="paragraph" style:parent-style-name="Standard">
      <style:text-properties style:font-name="Times New Roman" fo:font-size="12pt" fo:language="en" fo:country="US" officeooo:rsid="00132637" officeooo:paragraph-rsid="00132637" style:font-size-asian="12pt" style:font-size-complex="12pt"/>
    </style:style>
    <style:style style:name="P10" style:family="paragraph" style:parent-style-name="Standard">
      <style:text-properties style:font-name="Times New Roman" fo:font-size="12pt" fo:language="en" fo:country="US" officeooo:rsid="0014609c" officeooo:paragraph-rsid="0014609c" style:font-size-asian="12pt" style:font-size-complex="12pt"/>
    </style:style>
    <style:style style:name="P11" style:family="paragraph" style:parent-style-name="Standard">
      <style:text-properties style:font-name="Times New Roman" fo:font-size="12pt" fo:language="en" fo:country="US" officeooo:rsid="00149669" officeooo:paragraph-rsid="00149669" style:font-size-asian="12pt" style:font-size-complex="12pt"/>
    </style:style>
    <style:style style:name="P12" style:family="paragraph" style:parent-style-name="Standard">
      <style:text-properties style:font-name="Times New Roman" fo:font-size="14pt" fo:language="en" fo:country="US" fo:font-weight="bold" officeooo:rsid="000c09f6" officeooo:paragraph-rsid="00149669" style:font-size-asian="14pt" style:font-weight-asian="bold" style:font-size-complex="14pt" style:font-weight-complex="bold"/>
    </style:style>
    <style:style style:name="T1" style:family="text">
      <style:text-properties style:font-name="Times New Roman" fo:font-size="24pt" fo:language="en" fo:country="US" style:font-size-asian="24pt"/>
    </style:style>
    <style:style style:name="T2" style:family="text">
      <style:text-properties style:font-name="Times New Roman" fo:font-size="24pt" fo:language="en" fo:country="US" officeooo:rsid="000a91f1" style:font-size-asian="24pt"/>
    </style:style>
    <style:style style:name="T3" style:family="text">
      <style:text-properties style:font-name="Times New Roman" fo:font-size="24pt" fo:language="en" fo:country="US" officeooo:rsid="00126945" style:font-size-asian="24pt"/>
    </style:style>
    <style:style style:name="T4" style:family="text">
      <style:text-properties officeooo:rsid="000a91f1"/>
    </style:style>
    <style:style style:name="T5" style:family="text">
      <style:text-properties officeooo:rsid="000d9443"/>
    </style:style>
    <style:style style:name="T6" style:family="text">
      <style:text-properties officeooo:rsid="000d9927"/>
    </style:style>
    <style:style style:name="T7" style:family="text">
      <style:text-properties officeooo:rsid="0010e30f"/>
    </style:style>
    <style:style style:name="T8" style:family="text">
      <style:text-properties officeooo:rsid="00132637"/>
    </style:style>
    <style:style style:name="T9" style:family="text">
      <style:text-properties officeooo:rsid="0014609c"/>
    </style:style>
    <style:style style:name="T10" style:family="text">
      <style:text-properties officeooo:rsid="001496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Absatz-Standardschriftart"><text:span text:style-name="T3">4</text:span></text:span><text:span text:style-name="Absatz-Standardschriftart"><text:span text:style-name="T1">. </text:span></text:span><text:span text:style-name="Absatz-Standardschriftart"><text:span text:style-name="T2">Assignment</text:span></text:span><text:span text:style-name="Absatz-Standardschriftart"><text:span text:style-name="T1"><text:line-break/></text:span></text:span></text:p>
      <text:p text:style-name="P1"><text:span text:style-name="T4">First name</text:span>:<text:line-break/><text:span text:style-name="T4">Last name</text:span>:<text:line-break/><text:span text:style-name="T4">Student id</text:span>:</text:p>
      <text:p text:style-name="P1"/>
      <text:p text:style-name="P5"><text:span text:style-name="T8">Do not forget to add the required figures for your discussion!</text:span></text:p>
      <text:p text:style-name="P3">Task 1.<text:span text:style-name="T8">5</text:span>: </text:p>
      <text:p text:style-name="P8">1.<text:span text:style-name="T8">5.</text:span>1 <text:span text:style-name="T8">Which linkage criterion in agglomerative clustering is best for each of the two chosen data sets and why?</text:span></text:p>
      <text:p text:style-name="P9">1.5.2 Which clustering algorithm (k-Means or agglomerative) is superior on each of the two chosen data sets and why?</text:p>
      <text:p text:style-name="P9">1.5.3 What are the problems you could identify for the two clustering algorithms?</text:p>
      <text:p text:style-name="P2"/>
      <text:p text:style-name="P3"><text:span text:style-name="T8">Task 2.3 (</text:span>Bonus Task<text:span text:style-name="T8">)</text:span></text:p>
      <text:p text:style-name="P9">2.3.1 How does k-Median perform in comparison to k-Means and agglomerative Clustering on the selected data sets?</text:p>
      <text:p text:style-name="P9">2.3.2 Do you profit from the increased robustness towards outliers of k-Median in the selected data sets?</text:p>
      <text:p text:style-name="P2"/>
      <text:p text:style-name="P4">Task <text:span text:style-name="T9">3.1</text:span></text:p>
      <text:p text:style-name="P10">3.1.1 Drawing of decision regions</text:p>
      <text:p text:style-name="P10">3.1.2 Drawing of decision tree</text:p>
      <text:p text:style-name="P10"/>
      <text:p text:style-name="P12">Task <text:span text:style-name="T10">4.1</text:span></text:p>
      <text:p text:style-name="P11">True Positive Rate (TPR)</text:p>
      <text:p text:style-name="P11">False Negative Rate (FNR)</text:p>
      <text:p text:style-name="P11">True Negative Rate (TNR)</text:p>
      <text:p text:style-name="P11">False Positive Rate (FPR)</text:p>
      <text:p text:style-name="P11"/>
      <text:p text:style-name="P12">Task <text:span text:style-name="T10">4.2</text:span></text:p>
      <text:p text:style-name="P11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AT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AT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niki</meta:initial-creator>
    <meta:creation-date>2014-10-13T12:35:00Z</meta:creation-date>
    <dc:date>2016-12-22T14:08:05.505277428</dc:date>
    <meta:editing-cycles>17</meta:editing-cycles>
    <meta:editing-duration>PT48M28S</meta:editing-duration>
    <meta:document-statistic meta:table-count="0" meta:image-count="0" meta:object-count="0" meta:page-count="1" meta:paragraph-count="20" meta:word-count="143" meta:character-count="854" meta:non-whitespace-character-count="729"/>
    <meta:template xlink:type="simple" xlink:actuate="onRequest" xlink:title="" xlink:href="Normal.dotm"/>
  </office:meta>
</office:document-meta>
</file>